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3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2"> </text:span><text:span text:style-name="T3">03/15/2025</text:span></text:p>
      <text:p text:style-name="P1"/>
      <text:p text:style-name="P5"><text:span text:style-name="T1">S</text:span>pell <text:span text:style-name="T1">P</text:span>urpose Goal:<text:span text:style-name="T2"> </text:span><text:span text:style-name="T3">To finally meet Samjase and Asket in physical person</text:span></text:p>
      <text:p text:style-name="P1"/>
      <text:p text:style-name="P6"><text:span text:style-name="T1">S</text:span>pell <text:span text:style-name="T1">T</text:span>arget person/people or group:<text:span text:style-name="T2"> </text:span><text:span text:style-name="T3">James Widing and Asket and Samjase 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19:18.081794061</dc:date>
    <meta:editing-duration>PT8M5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8" meta:character-count="263" meta:non-whitespace-character-count="228"/>
  </office:meta>
</office:document-meta>
</file>